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ntwickle ein kreatives Konzept für ein Videospiel. Dein Spiel muss keinen großen Umfang besitzen, sondern kann sich im Rahmen eines Casual-Games bewegen. Versuche gängige und bei der Analyse der schlechten Spiele aufgedeckte Fehler zu vermeiden. </text:p>
      <text:h text:style-name="Heading_20_5" text:outline-level="5"><text:span text:style-name="Strong_20_Emphasis">TEIL I:</text:span></text:h>
      <text:p text:style-name="Text_20_body">Fasse das Konzept in <text:span text:style-name="Strong_20_Emphasis">Textform </text:span>zusammen. Gehe dabei insbesondere auf die 6 Komponenten eines Spiels ein (Ziele, Regeln, Herausforderungen, Entscheidungen, Belohnungen, Interaktion). Diese Aufgabe kann als normales Textdokument (ergo keine Präsentation) abgegeben werden. </text:p>
      <text:h text:style-name="Heading_20_5" text:outline-level="5"><text:span text:style-name="Strong_20_Emphasis">TEIL II:</text:span></text:h>
      <text:p text:style-name="Text_20_body">Fertige eine <text:span text:style-name="Strong_20_Emphasis">Werbepräsentation </text:span>(Pitch) des Konzeptes an, die maximal 3 Minuten dauert und mit der du deine Kommilitonen von deiner Idee überzeugst. Verwende sofern möglich Konzeptskizzen oder Kollagen von Bildern aus anderen Videospielen, um deine Idee zu verdeutlichen.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Times New Roman" fo:font-family="'Times New Roman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8T19:31:08.616000000</meta:creation-date>
    <dc:date>2021-01-08T20:10:05.500000000</dc:date>
    <meta:editing-duration>PT38M58S</meta:editing-duration>
    <meta:editing-cycles>1</meta:editing-cycles>
    <meta:document-statistic meta:table-count="0" meta:image-count="0" meta:object-count="0" meta:page-count="1" meta:paragraph-count="5" meta:word-count="110" meta:character-count="803" meta:non-whitespace-character-count="695"/>
    <meta:generator>Neat_Office/6.2.8.2$Windows_x86 LibreOffice_project/</meta:generator>
  </office:meta>
</office:document-meta>
</file>